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e224c" officeooo:paragraph-rsid="000e224c"/>
    </style:style>
    <style:style style:name="P5" style:family="paragraph" style:parent-style-name="Text_20_body">
      <style:paragraph-properties fo:text-align="start" style:justify-single-word="false"/>
      <style:text-properties style:font-name="Georgia" officeooo:rsid="000e224c" officeooo:paragraph-rsid="000e224c"/>
    </style:style>
    <style:style style:name="P6" style:family="paragraph" style:parent-style-name="Title">
      <style:text-properties style:font-name="Georgia" officeooo:rsid="000e224c" officeooo:paragraph-rsid="000e224c"/>
    </style:style>
    <style:style style:name="P7" style:family="paragraph" style:parent-style-name="Text_20_body">
      <style:paragraph-properties fo:text-align="start" style:justify-single-word="false"/>
      <style:text-properties style:font-name="Georgia" officeooo:rsid="000e224c" officeooo:paragraph-rsid="000e224c"/>
    </style:style>
    <style:style style:name="T1" style:family="text">
      <style:text-properties officeooo:rsid="000e7f89"/>
    </style:style>
    <style:style style:name="T2" style:family="text">
      <style:text-properties officeooo:rsid="000fc7a2"/>
    </style:style>
    <style:style style:name="T3" style:family="text">
      <style:text-properties officeooo:rsid="0010c062"/>
    </style:style>
    <style:style style:name="T4" style:family="text">
      <style:text-properties officeooo:rsid="001132df"/>
    </style:style>
    <style:style style:name="T5" style:family="text">
      <style:text-properties officeooo:rsid="00113f9b"/>
    </style:style>
    <style:style style:name="T6" style:family="text">
      <style:text-properties officeooo:rsid="0012555d"/>
    </style:style>
    <style:style style:name="T7" style:family="text">
      <style:text-properties officeooo:rsid="001544e3"/>
    </style:style>
    <style:style style:name="T8" style:family="text">
      <style:text-properties officeooo:rsid="0016a0ec"/>
    </style:style>
    <style:style style:name="T9" style:family="text">
      <style:text-properties officeooo:rsid="001733c5"/>
    </style:style>
    <style:style style:name="T10" style:family="text">
      <style:text-properties officeooo:rsid="00185fb2"/>
    </style:style>
    <style:style style:name="T11" style:family="text">
      <style:text-properties officeooo:rsid="0019bb9b"/>
    </style:style>
    <style:style style:name="T12" style:family="text">
      <style:text-properties officeooo:rsid="001a2d1b"/>
    </style:style>
    <style:style style:name="T13" style:family="text">
      <style:text-properties fo:language="zxx" fo:country="none" officeooo:rsid="001a2d1b" style:language-asian="zxx" style:country-asian="none" style:language-complex="zxx" style:country-complex="none"/>
    </style:style>
    <style:style style:name="T14" style:family="text">
      <style:text-properties fo:language="zxx" fo:country="none" fo:font-style="italic" officeooo:rsid="001a2d1b" style:language-asian="zxx" style:country-asian="none" style:font-style-asian="italic" style:language-complex="zxx" style:country-complex="none" style:font-style-complex="italic"/>
    </style:style>
    <style:style style:name="T15" style:family="text">
      <style:text-properties fo:language="zxx" fo:country="none" fo:font-style="italic" officeooo:rsid="00245268" style:language-asian="zxx" style:country-asian="none" style:font-style-asian="italic" style:language-complex="zxx" style:country-complex="none" style:font-style-complex="italic"/>
    </style:style>
    <style:style style:name="T16" style:family="text">
      <style:text-properties fo:language="zxx" fo:country="none" fo:font-style="normal" officeooo:rsid="001a2d1b" style:language-asian="zxx" style:country-asian="none" style:font-style-asian="normal" style:language-complex="zxx" style:country-complex="none" style:font-style-complex="normal"/>
    </style:style>
    <style:style style:name="T17" style:family="text">
      <style:text-properties fo:language="zxx" fo:country="none" fo:font-style="normal" officeooo:rsid="001a9a4d" style:language-asian="zxx" style:country-asian="none" style:font-style-asian="normal" style:language-complex="zxx" style:country-complex="none" style:font-style-complex="normal"/>
    </style:style>
    <style:style style:name="T18" style:family="text">
      <style:text-properties fo:language="zxx" fo:country="none" fo:font-style="normal" officeooo:rsid="001c0c28" style:language-asian="zxx" style:country-asian="none" style:font-style-asian="normal" style:language-complex="zxx" style:country-complex="none" style:font-style-complex="normal"/>
    </style:style>
    <style:style style:name="T19" style:family="text">
      <style:text-properties fo:language="zxx" fo:country="none" fo:font-style="normal" officeooo:rsid="001c5881" style:language-asian="zxx" style:country-asian="none" style:font-style-asian="normal" style:language-complex="zxx" style:country-complex="none" style:font-style-complex="normal"/>
    </style:style>
    <style:style style:name="T20" style:family="text">
      <style:text-properties fo:language="zxx" fo:country="none" fo:font-style="normal" officeooo:rsid="001c844a" style:language-asian="zxx" style:country-asian="none" style:font-style-asian="normal" style:language-complex="zxx" style:country-complex="none" style:font-style-complex="normal"/>
    </style:style>
    <style:style style:name="T21" style:family="text">
      <style:text-properties fo:language="zxx" fo:country="none" fo:font-style="normal" officeooo:rsid="001cc9d8" style:language-asian="zxx" style:country-asian="none" style:font-style-asian="normal" style:language-complex="zxx" style:country-complex="none" style:font-style-complex="normal"/>
    </style:style>
    <style:style style:name="T22" style:family="text">
      <style:text-properties fo:language="zxx" fo:country="none" fo:font-style="normal" officeooo:rsid="001db447" style:language-asian="zxx" style:country-asian="none" style:font-style-asian="normal" style:language-complex="zxx" style:country-complex="none" style:font-style-complex="normal"/>
    </style:style>
    <style:style style:name="T23" style:family="text">
      <style:text-properties fo:language="zxx" fo:country="none" fo:font-style="normal" officeooo:rsid="001e249b" style:language-asian="zxx" style:country-asian="none" style:font-style-asian="normal" style:language-complex="zxx" style:country-complex="none" style:font-style-complex="normal"/>
    </style:style>
    <style:style style:name="T24" style:family="text">
      <style:text-properties fo:language="zxx" fo:country="none" fo:font-style="normal" officeooo:rsid="001fee53" style:language-asian="zxx" style:country-asian="none" style:font-style-asian="normal" style:language-complex="zxx" style:country-complex="none" style:font-style-complex="normal"/>
    </style:style>
    <style:style style:name="T25" style:family="text">
      <style:text-properties fo:language="zxx" fo:country="none" fo:font-style="normal" officeooo:rsid="0021d4b2" style:language-asian="zxx" style:country-asian="none" style:font-style-asian="normal" style:language-complex="zxx" style:country-complex="none" style:font-style-complex="normal"/>
    </style:style>
    <style:style style:name="T26" style:family="text">
      <style:text-properties fo:language="zxx" fo:country="none" fo:font-style="normal" officeooo:rsid="0023869a" style:language-asian="zxx" style:country-asian="none" style:font-style-asian="normal" style:language-complex="zxx" style:country-complex="none" style:font-style-complex="normal"/>
    </style:style>
    <style:style style:name="T27" style:family="text">
      <style:text-properties fo:language="zxx" fo:country="none" fo:font-style="normal" officeooo:rsid="00245268" style:language-asian="zxx" style:country-asian="none" style:font-style-asian="normal" style:language-complex="zxx" style:country-complex="none" style:font-style-complex="normal"/>
    </style:style>
    <style:style style:name="T28" style:family="text">
      <style:text-properties fo:language="zxx" fo:country="none" fo:font-style="normal" officeooo:rsid="0025e094" style:language-asian="zxx" style:country-asian="none" style:font-style-asian="normal" style:language-complex="zxx" style:country-complex="none" style:font-style-complex="normal"/>
    </style:style>
    <style:style style:name="T29" style:family="text">
      <style:text-properties fo:language="zxx" fo:country="none" fo:font-style="normal" officeooo:rsid="0026c0c2" style:language-asian="zxx" style:country-asian="none" style:font-style-asian="normal" style:language-complex="zxx" style:country-complex="none" style:font-style-complex="normal"/>
    </style:style>
    <style:style style:name="T30" style:family="text">
      <style:text-properties fo:language="zxx" fo:country="none" fo:font-style="normal" officeooo:rsid="002866cc" style:language-asian="zxx" style:country-asian="none" style:font-style-asian="normal" style:language-complex="zxx" style:country-complex="none" style:font-style-complex="normal"/>
    </style:style>
    <style:style style:name="T31" style:family="text">
      <style:text-properties fo:language="zxx" fo:country="none" fo:font-style="normal" officeooo:rsid="0028e99a" style:language-asian="zxx" style:country-asian="none" style:font-style-asian="normal" style:language-complex="zxx" style:country-complex="none"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ide Drop</text:p>
      <text:p text:style-name="P3">203</text:p>
      <text:p text:style-name="P4">by Kyle Eggleston</text:p>
      <text:p text:style-name="P4"/>
      <text:p text:style-name="P5"><text:tab/><text:span text:style-name="T1">Nokev and Obshi were hard at work, and by work I mean they were fighting with staff weapons. </text:span><text:span text:style-name="T2">With each hit the staffs made a loud clanking sound which echoed throughout the workout room.</text:span></text:p>
      <text:p text:style-name="P5"><text:tab/>“<text:span text:style-name="T3">You keep dropping your right arm.” Nokev observed. “Might want to reconsider your strategy.”</text:span></text:p>
      <text:p text:style-name="P5"><text:tab/><text:span text:style-name="T3">Obshi laughed. “Look at you old man, trying to give me advice on fighting. I won the war remember?” He swung his staff. Nokev deflected the blow efficiently.</text:span></text:p>
      <text:p text:style-name="P5"><text:tab/>“<text:span text:style-name="T3">How could I forget, you remind me every chance you get.” Nokev said as he too swung his staff at Obshi making contact with a rib. A loud crack could be heard as the rib broke. Obshi didn’t let the broken rib slow him down, he would tend to his wounds later.</text:span></text:p>
      <text:p text:style-name="P5"><text:tab/><text:span text:style-name="T4">Swinging again, Obshi missed Nokev and overstepped, it took him to the side of the room before he could recover. Nokev came charging at Obshi and landed a blow on his lower leg causing him to fall down to the floor.</text:span></text:p>
      <text:p text:style-name="P5"><text:tab/><text:span text:style-name="T4">Nokev stood over Obshi, his staff in hand pointed at Obshi’s throat. “Surrender. I win.”</text:span></text:p>
      <text:p text:style-name="P5"><text:tab/><text:span text:style-name="T4">Obshi sighed. “I surrender.”</text:span></text:p>
      <text:p text:style-name="P5"><text:tab/><text:span text:style-name="T4">Nokev held out a hand, Obshi grabbed it and stood up. “Good workout old man.” He said smiling. “Now I best get to the Med Bay to have a look at my rib, you broke it you know.”</text:span></text:p>
      <text:p text:style-name="P5"><text:tab/><text:span text:style-name="T4">Nokev frowned. “I apologize, it wasn’t my intention.”</text:span></text:p>
      <text:p text:style-name="P5"><text:tab/><text:span text:style-name="T4">Obshi nodded. “I know, my right arm was down. Should have kept it up as you suggested. Maybe next time.” He limped out of the room wincing in pain. </text:span><text:span text:style-name="T5">Med Bay would patch him up in no time, this wouldn’t be the first time being seen for similar injuries.</text:span></text:p>
      <text:p text:style-name="P5"><text:tab/><text:span text:style-name="T6">Nokev watched Obshi leave, he felt bad for hurting him like that. But he did try and prevent it by telling the young buck that he was dropping his right arm like he was. Maybe he would learn from the experience, maybe he wouldn’t. Time would do its thing on the matter. Nokev exited the workout room and headed to his quarters to change.</text:span></text:p>
      <text:p text:style-name="P5"><text:tab/><text:span text:style-name="T7">Upon reaching his quarters, Nokev saw that he had an incoming transmission from the Shuka planet surface. Walking over to his computer terminal, he answered the hail.</text:span></text:p>
      <text:p text:style-name="P5"><text:soft-page-break/><text:tab/>“<text:span text:style-name="T7">This is Nokev. Identify yourself.” Nokev said.</text:span></text:p>
      <text:p text:style-name="P5"><text:tab/>“<text:span text:style-name="T7">I…” A male voice said on the other end “Is this line...secure?” The voice was shaky, distant even. Unsure if contacting Nokev was even the right course of action. “I don’t feel comfortable speaking unless it is a secure line.”</text:span></text:p>
      <text:p text:style-name="P5"><text:tab/>“<text:span text:style-name="T7">One second.” Nokev said. A moment later the computer beeped. “Okay, it’s secure now. No one can eavesdrop. Who are you?” He waited for an answer.</text:span></text:p>
      <text:p text:style-name="P5"><text:tab/>“<text:span text:style-name="T7">My name is Toff.” The man said. “</text:span><text:span text:style-name="T8">I am a Dubor scientist on the planet’s surface. I need to speak to you. You are Nokev, the famed Shuka scientist aren’t you?”</text:span></text:p>
      <text:p text:style-name="P5"><text:tab/>“<text:span text:style-name="T8">I am.” Nokev replied. “</text:span><text:span text:style-name="T9">What is this about?”</text:span></text:p>
      <text:p text:style-name="P5"><text:tab/><text:span text:style-name="T9">Toff smiled. “I am so glad to make your acquaintance. I have been tasked with seeing if my planet’s agriculture can survive on your planet surface. I was wondering if you had some time to converse with me about my findings.”</text:span></text:p>
      <text:p text:style-name="P5"><text:tab/><text:span text:style-name="T9">Nokev rolled his eyes. “You are a Dubor. We are enemies. Why would I want to even think of helping you?” He sighed out of frustration quite audibly. “I have no time for you.” Nokev was about to close the channel when Toff cut him off.</text:span></text:p>
      <text:p text:style-name="P5"><text:tab/>“<text:span text:style-name="T9">Your commanding officer. O’Brien I believe is his name. He is part Dubor. You have respect for him and he is of my race.” Toff said. “</text:span><text:span text:style-name="T10">Please hear me out.”</text:span></text:p>
      <text:p text:style-name="P5"><text:tab/><text:span text:style-name="T10">Nokev moved his hand away from the deactivation control to the comm system. “I’m listening.”</text:span></text:p>
      <text:p text:style-name="P5"><text:tab/>“<text:span text:style-name="T11">Actually, I have no interest in agriculture.” Toff said. “I am interested in your FTL engine design. I have dabbled in space ship design for several years now. I am in the middle of constructing my first outer space vehicle. A rocket I believe you call them and I could use some help.”</text:span></text:p>
      <text:p text:style-name="P5"><text:tab/><text:span text:style-name="T11">Nokev was taken back. Here was a Dubor who had a purpose for being on Shuka and yet they didn’t want to be there? What kind of people did the Dubor government send down to Shuka? If they didn’t have any plans on conquest, what was Toff’s purpose?</text:span></text:p>
      <text:p text:style-name="P5"><text:tab/>“<text:span text:style-name="T11">I don’t understand.” Nokev said. “I thought you were there to conquer my world. Slowly like the last time.”</text:span></text:p>
      <text:p text:style-name="P5"><text:tab/><text:span text:style-name="T11">Toff scoffed at the thought. “Oh no. You mistake my purpose for being here. Coff would disagree, but I have been wanting to leave Dubor behind for a long time now. I have heard there are many adventures to be had out on The Rim, and I wish to explore them. Coff can stay behind here and see to whatever the government has in store for her. Let her rot here, I don’t care!” Toff said. He wasn’t your typical Dubor bent on conquest, he was something different that much was certain.</text:span></text:p>
      <text:p text:style-name="P5"><text:soft-page-break/><text:tab/>“<text:span text:style-name="T12">I don’t understand, you are a Dubor and you </text:span><text:span text:style-name="T13">want </text:span><text:span text:style-name="T14">my</text:span><text:span text:style-name="T16"> help. We are enemies." Nokev said. "What makes you think I would </text:span><text:span text:style-name="T14">want</text:span><text:span text:style-name="T16"> to help you?" He waited for a response.</text:span></text:p>
      <text:p text:style-name="P5"><text:span text:style-name="T16"><text:tab/>Toff thought about the question for a moment. It was a logical question indeed. </text:span><text:span text:style-name="T17">His intentions were honest and good. All he wanted was help with his FTL drive. He wanted to get away from Shuka. Going back to Dubor wasn't an option right now. "</text:span><text:span text:style-name="T18">When I try and test my engine, it gets too hot and almost explodes. I'd rather it not explode in my face and live to tell about it the next day."</text:span></text:p>
      <text:p text:style-name="P5"><text:span text:style-name="T18"><text:tab/>Nokev thought about the problem for a moment. "Sounds like you have an issue with your coolant system. Your engine is running too hot without the ability to cool it off properly so it doesn't go critical." He finally said. "</text:span><text:span text:style-name="T19">The key is to keep the engine cool enough so it doesn't overheat, yet hot enough to do its job. It's a delicate blance between the two."</text:span></text:p>
      <text:p text:style-name="P5"><text:span text:style-name="T19"><text:tab/>Toff cocked his head to the side. Why didn't he think about that? "Thank you Nokev, I can't thank you enough." He said. "I would love to pick your brain some more, but I don't think I would be allowed to visit your station. As you've pointed it out already, I am Dubor."</text:span></text:p>
      <text:p text:style-name="P5"><text:span text:style-name="T19"><text:tab/></text:span><text:span text:style-name="T20">Nokev bit his lip. He knew he should be thinking what he was thinking, but he couldn't help it. This man was another scientist. Someone who had the same passions as he did. To seek out what was out there beyond known space, into The Rim. How could he turn him down?</text:span></text:p>
      <text:p text:style-name="P5"><text:span text:style-name="T20"><text:tab/>"I know I will probably regret this." Nokev said. "I will come to your location with my research. You can have whatever information you deem interesting." He continued, "And I'll let you ask me questions." Nokev sighed. He was finished in the scientific community if word got out that he was helping a Dubor. </text:span><text:span text:style-name="T21">Hell, he was already finished in the scientific community, this was just the final nail in the coffin.</text:span></text:p>
      <text:p text:style-name="P5"><text:span text:style-name="T21"><text:tab/>"</text:span><text:span text:style-name="T22">Oh my, that would be wonderful!" Toff said in response. "Thank you so much, you don't know what this means to me." He closed the connection.</text:span></text:p>
      <text:p text:style-name="P5"><text:span text:style-name="T22"><text:tab/>"Yep, I'm going to regret this." Nokev whispered to himself. </text:span><text:span text:style-name="T23">Turning around, he walked to the bathroom so he could take a shower and get ready for the day. He had a long day ahead of him. The trip down to the planet's surface was a good half hour by shuttle as it was. What did he just sign himself up for? What indeed.</text:span></text:p>
      <text:p text:style-name="P5"><text:span text:style-name="T23"><text:tab/></text:span><text:span text:style-name="T24">An hour later, Nokev was headed down to the planet's surface. Toff had given him his coordinates in a remote mountain range. </text:span><text:span text:style-name="T25">Nokev was having a rough time piloting the craft he was in. There was a lot of turbulance, more than he was used to piloting out in space. Amosphere could do that to you though. It was a strange feeling. Nokev attempted to compensate as best he could, but even found that difficult to do. He thought he recognized the mountain range. It looked quite similar to the one he had crashed landed in so many years ago when he first tried to orbit Shuka in his rocket.</text:span></text:p>
      <text:p text:style-name="P5"><text:soft-page-break/><text:span text:style-name="T25"><text:tab/>Coming to a landing position, Nokev settled his shuttle down with a hard thud. Taking off was always easier than sticking the landing in his mind. </text:span><text:span text:style-name="T26">Standing from the command chair, Nokev walked to the back of the shuttle. He keyed in a sequence that would open the aft door. As the door opened, Nokev looked outside. He was in the mountains for sure, there was snow present. It was cold.</text:span></text:p>
      <text:p text:style-name="P5"><text:span text:style-name="T26"><text:tab/>Stepping from the shuttle, Nokev took a look around. He was in the middle of a Dubor settlement. </text:span><text:span text:style-name="T27">He cringed at the thought of Dubor being present on his home world. But what could he do about it? They were there, they'd been there for months. There was really nothing he </text:span><text:span text:style-name="T15">could</text:span><text:span text:style-name="T27"> do about it but hope they would go away eventually.</text:span></text:p>
      <text:p text:style-name="P5"><text:span text:style-name="T27"><text:tab/>"Nokev?" A man's voice could be heard from the side. Nokev turned to face him.</text:span></text:p>
      <text:p text:style-name="P5"><text:span text:style-name="T27"><text:tab/>"Toff, I presume." Nokev said mater of factly.</text:span></text:p>
      <text:p text:style-name="P5"><text:span text:style-name="T27"><text:tab/>Toff nodded his head. "Yes, I am Toff. My associate, Coff is running some tests out in the far farmland down the path. She will return in a few minutes. We don't have much time. Did you bring your research?"</text:span></text:p>
      <text:p text:style-name="P5"><text:span text:style-name="T27"><text:tab/>Nokev smiled. His research. He was about to hand over years of hard earned, hard working research to a man he barley knew. It sounded odd at the least, but it was what he had to do </text:span><text:span text:style-name="T28">to help this fellow scientist out.</text:span></text:p>
      <text:p text:style-name="P5"><text:span text:style-name="T28"><text:tab/>"</text:span><text:span text:style-name="T29">Yes." Nokev said. "It's all here." </text:span><text:span text:style-name="T30">He pointed to his head.</text:span></text:p>
      <text:p text:style-name="P5"><text:span text:style-name="T30"><text:tab/>Toff froze. The information and research was in Nokev's mind? Oh no, this was going to take a bit longer than he anticipated. He had hoped Nokev would have brought some papers and other findings, not something that was simply inside his head. "</text:span><text:span text:style-name="T31">Don't you believe in computers?" He finally asked.</text:span></text:p>
      <text:p text:style-name="P5"><text:span text:style-name="T31"><text:tab/>Nokev laughed. "When you're on the move as much as I am? You have to learn to memorize things as fast and efficiently as possible. That's what I've done with my research. It was all destroyed in a fire years ago, so what's left is what's in my mind." He paused. "I hope that's not a problem."</text:span></text:p>
      <text:p text:style-name="P5"><text:span text:style-name="T31"><text:tab/>Toff slapped the sides of his legs. "No, not a problem at all. This will just take longer than expected. I can work with that thoug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4</text:page-count>) <text:date style:data-style-name="N37" text:date-value="2025-12-25T21:13:55.364206368">12/25/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25T21:13:55.291537243</dc:date>
    <meta:editing-duration>PT1H57M6S</meta:editing-duration>
    <meta:editing-cycles>39</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9" meta:word-count="1782" meta:character-count="9522" meta:non-whitespace-character-count="7745"/>
  </office:meta>
</office:document-meta>
</file>